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Arial" fo:color="#4A4A4A" fo:letter-spacing="0.0055in" fo:font-size="9.5pt" style:font-size-asian="9.5pt" style:font-size-complex="9.5pt" fo:background-color="#FFFFFF"/>
    </style:style>
  </office:automatic-styles>
  <office:body>
    <office:text text:use-soft-page-breaks="true">
      <text:p text:style-name="P1">Projet de Mémoire de fin d’étude</text:p>
      <text:p text:style-name="Normal">Titre :<text:s/>Vivre ensemble : Vers un logement collectif partagé</text:p>
      <text:p text:style-name="Normal"/>
      <text:p text:style-name="Normal">Année : 2023</text:p>
      <text:p text:style-name="Normal">Description :</text:p>
      <text:p text:style-name="Normal"><text:span text:style-name="T2">Le sujet aborde la problématique de l'habitat collectif, mettant l'accent sur la cohabitation et la convivialité entre les résidents. Le constat en Tunisie est que les logements collectifs manquent souvent d'espaces partagés, favorisant l'individualisme. Pour répondre à cette problématique, l'étude s'est basée sur l'analyse de plusieurs projets, dont le Vindmollebakken Housing, l'Ecoproprieté Habitus et l'Osmoz Housing, qui ont mis en avant l'importance des espaces communs. Le projet proposé vise à créer une communauté à travers une cour intérieure centrale reliant différents espaces communs et privés. Des passerelles, des terrasses collectives et des toitures végétalisées ont été intégrées pour favoriser les rencontres et promouvoir un environnement écologique. Trois types d'appartements ont été développés avec des dispositifs de protection et des loggias pour une meilleure orientation. Le projet comprend au total 70 appartements de différents type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style:vertical-align="baseline" fo:line-height="106%"/>
      <style:text-properties style:font-name="Calibri" style:font-name-asian="Calibri" style:font-name-complex="Arial" fo:hyphenate="false"/>
    </style:style>
    <style:style style:name="DefaultParagraphFont" style:display-name="Default Paragraph Font" style:family="tex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am wertani</meta:initial-creator>
    <dc:creator>maram wertani</dc:creator>
    <meta:creation-date>2023-07-20T13:35:00Z</meta:creation-date>
    <dc:date>2023-07-20T13:35:00Z</dc:date>
    <meta:template xlink:href="Normal" xlink:type="simple"/>
    <meta:editing-cycles>2</meta:editing-cycles>
    <meta:editing-duration>PT120S</meta:editing-duration>
    <meta:document-statistic meta:page-count="1" meta:paragraph-count="2" meta:word-count="167" meta:character-count="1086" meta:row-count="7" meta:non-whitespace-character-count="921"/>
  </office:meta>
</office:document-meta>
</file>